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9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0.395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0.441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14" style:family="table-cell" style:parent-style-name="Default" style:data-style-name="N11"/>
    <style:style style:name="ce7" style:family="table-cell" style:parent-style-name="Default" style:data-style-name="N11">
      <style:table-cell-properties fo:background-color="#f6f9d4"/>
    </style:style>
    <style:style style:name="ce16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f00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ackground-color="#ff808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4">
      <style:table-cell-properties fo:background-color="#aec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ce3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16352" table:default-cell-style-name="Default"/>
        <table:table-row table:style-name="ro1">
          <table:table-cell table:number-columns-repeated="2"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 table:number-columns-repeated="2"/>
          <table:table-cell office:value-type="string" calcext:value-type="string">
            <text:p>Inflation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style-name="ce11"/>
          <table:table-cell table:number-columns-repeated="2" table:style-name="ce7" office:value-type="percentage" office:value="0.01" calcext:value-type="percentage">
            <text:p>1,00 %</text:p>
          </table:table-cell>
          <table:table-cell/>
          <table:table-cell table:style-name="ce11"/>
          <table:table-cell table:style-name="ce14" office:value-type="percentage" office:value="0" calcext:value-type="percentage">
            <text:p>0,00 %</text:p>
          </table:table-cell>
          <table:table-cell table:style-name="ce20" office:value-type="percentage" office:value="0" calcext:value-type="percentage">
            <text:p>0,00 %</text:p>
          </table:table-cell>
          <table:table-cell/>
          <table:table-cell table:style-name="ce11"/>
          <table:table-cell table:style-name="ce14" office:value-type="percentage" office:value="0.03" calcext:value-type="percentage">
            <text:p>3,00 %</text:p>
          </table:table-cell>
          <table:table-cell table:style-name="ce20" office:value-type="percentage" office:value="0.03" calcext:value-type="percentage">
            <text:p>3,00 %</text:p>
          </table:table-cell>
          <table:table-cell table:number-columns-repeated="2"/>
          <table:table-cell table:style-name="ce7" office:value-type="percentage" office:value="0.03" calcext:value-type="percentage">
            <text:p>3,00 %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staatliche Rente</text:p>
          </table:table-cell>
          <table:covered-table-cell table:style-name="ce16"/>
          <table:covered-table-cell table:style-name="ce8"/>
          <table:covered-table-cell/>
          <table:table-cell table:style-name="ce21" office:value-type="string" calcext:value-type="string" table:number-columns-spanned="4" table:number-rows-spanned="1">
            <text:p>Direktversicherung</text:p>
          </table:table-cell>
          <table:covered-table-cell table:style-name="ce16"/>
          <table:covered-table-cell table:style-name="ce8"/>
          <table:covered-table-cell/>
          <table:table-cell table:style-name="ce22" office:value-type="string" calcext:value-type="string" table:number-columns-spanned="4" table:number-rows-spanned="1">
            <text:p>Dividenten</text:p>
          </table:table-cell>
          <table:covered-table-cell table:style-name="ce16"/>
          <table:covered-table-cell table:style-name="ce8"/>
          <table:covered-table-cell/>
          <table:table-cell/>
          <table:table-cell table:style-name="ce23" office:value-type="string" calcext:value-type="string" table:number-columns-spanned="3" table:number-rows-spanned="1">
            <text:p>Ausgaben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table:number-columns-repeated="2"/>
          <table:table-cell table:style-name="ce11"/>
          <table:table-cell office:value-type="float" office:value="2000" calcext:value-type="float">
            <text:p>2.000,0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office:value-type="float" office:value="200" calcext:value-type="float">
            <text:p>200,0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office:value-type="float" office:value="2000" calcext:value-type="float">
            <text:p>2.0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3"/>
          <table:table-cell table:style-name="ce24" office:value-type="string" calcext:value-type="string">
            <text:p>Saldo mit 90</text:p>
          </table:table-cell>
          <table:table-cell table:style-name="ce24" table:formula="of:=[.V40]" office:value-type="float" office:value="195425.915148177" calcext:value-type="float">
            <text:p>195.425,92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Jahr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Ausg_mon</text:p>
          </table:table-cell>
          <table:table-cell table:style-name="ce1" office:value-type="string" calcext:value-type="string">
            <text:p>Ausg_jahr</text:p>
          </table:table-cell>
          <table:table-cell table:style-name="ce1" office:value-type="string" calcext:value-type="string">
            <text:p>Ausg_sum</text:p>
          </table:table-cell>
          <table:table-cell table:style-name="ce1" table:number-columns-repeated="2"/>
          <table:table-cell table:style-name="ce4" office:value-type="string" calcext:value-type="string">
            <text:p>Diff_jahr</text:p>
          </table:table-cell>
          <table:table-cell table:style-name="ce4" office:value-type="string" calcext:value-type="string">
            <text:p>Diff_sum</text:p>
          </table:table-cell>
          <table:table-cell table:style-name="ce1" table:number-columns-repeated="1635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12*[.D4]" office:value-type="float" office:value="24000" calcext:value-type="float">
            <text:p>24.000,00</text:p>
          </table:table-cell>
          <table:table-cell table:number-columns-repeated="3"/>
          <table:table-cell table:formula="of:=12*[.H4]" office:value-type="float" office:value="2400" calcext:value-type="float">
            <text:p>2.400,00</text:p>
          </table:table-cell>
          <table:table-cell table:number-columns-repeated="3"/>
          <table:table-cell table:formula="of:=12*[.L4]" office:value-type="float" office:value="24000" calcext:value-type="float">
            <text:p>24.000,00</text:p>
          </table:table-cell>
          <table:table-cell table:number-columns-repeated="3"/>
          <table:table-cell table:formula="of:=[.P4]" office:value-type="float" office:value="3000" calcext:value-type="float">
            <text:p>3.000,00</text:p>
          </table:table-cell>
          <table:table-cell table:style-name="ce3" table:formula="of:=[.P6]*12" office:value-type="float" office:value="36000" calcext:value-type="float">
            <text:p>36.000,0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D6]+([.D6]*[.$D$2])" office:value-type="float" office:value="24240" calcext:value-type="float">
            <text:p>24.240,00</text:p>
          </table:table-cell>
          <table:table-cell table:number-columns-repeated="3"/>
          <table:table-cell table:formula="of:=[.H6]+([.H6]*[.$H$2])" office:value-type="float" office:value="2400" calcext:value-type="float">
            <text:p>2.400,00</text:p>
          </table:table-cell>
          <table:table-cell table:number-columns-repeated="3"/>
          <table:table-cell table:formula="of:=[.L6]+([.L6]*[.$L$2])" office:value-type="float" office:value="24720" calcext:value-type="float">
            <text:p>24.720,00</text:p>
          </table:table-cell>
          <table:table-cell table:number-columns-repeated="3"/>
          <table:table-cell table:formula="of:=[.P6]+([.P6]*[.$P$2])" office:value-type="float" office:value="3090" calcext:value-type="float">
            <text:p>3.090,00</text:p>
          </table:table-cell>
          <table:table-cell table:style-name="ce3" table:formula="of:=[.Q6]+([.Q6]*[.$P$2])" office:value-type="float" office:value="37080" calcext:value-type="float">
            <text:p>37.080,0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7" calcext:value-type="float">
            <text:p>2027</text:p>
          </table:table-cell>
          <table:table-cell/>
          <table:table-cell table:formula="of:=[.D7]+([.D7]*[.$D$2])" office:value-type="float" office:value="24482.4" calcext:value-type="float">
            <text:p>24.482,40</text:p>
          </table:table-cell>
          <table:table-cell table:number-columns-repeated="3"/>
          <table:table-cell table:formula="of:=[.H7]+([.H7]*[.$H$2])" office:value-type="float" office:value="2400" calcext:value-type="float">
            <text:p>2.400,00</text:p>
          </table:table-cell>
          <table:table-cell table:number-columns-repeated="3"/>
          <table:table-cell table:formula="of:=[.L7]+([.L7]*[.$L$2])" office:value-type="float" office:value="25461.6" calcext:value-type="float">
            <text:p>25.461,60</text:p>
          </table:table-cell>
          <table:table-cell table:number-columns-repeated="3"/>
          <table:table-cell table:formula="of:=[.P7]+([.P7]*[.$P$2])" office:value-type="float" office:value="3182.7" calcext:value-type="float">
            <text:p>3.182,70</text:p>
          </table:table-cell>
          <table:table-cell table:style-name="ce3" table:formula="of:=[.Q7]+([.Q7]*[.$P$2])" office:value-type="float" office:value="38192.4" calcext:value-type="float">
            <text:p>38.192,4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8" calcext:value-type="float">
            <text:p>2028</text:p>
          </table:table-cell>
          <table:table-cell/>
          <table:table-cell table:formula="of:=[.D8]+([.D8]*[.$D$2])" office:value-type="float" office:value="24727.224" calcext:value-type="float">
            <text:p>24.727,22</text:p>
          </table:table-cell>
          <table:table-cell table:number-columns-repeated="3"/>
          <table:table-cell table:formula="of:=[.H8]+([.H8]*[.$H$2])" office:value-type="float" office:value="2400" calcext:value-type="float">
            <text:p>2.400,00</text:p>
          </table:table-cell>
          <table:table-cell table:number-columns-repeated="3"/>
          <table:table-cell table:formula="of:=[.L8]+([.L8]*[.$L$2])" office:value-type="float" office:value="26225.448" calcext:value-type="float">
            <text:p>26.225,45</text:p>
          </table:table-cell>
          <table:table-cell table:number-columns-repeated="3"/>
          <table:table-cell table:formula="of:=[.P8]+([.P8]*[.$P$2])" office:value-type="float" office:value="3278.181" calcext:value-type="float">
            <text:p>3.278,18</text:p>
          </table:table-cell>
          <table:table-cell table:style-name="ce3" table:formula="of:=[.Q8]+([.Q8]*[.$P$2])" office:value-type="float" office:value="39338.172" calcext:value-type="float">
            <text:p>39.338,17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9" calcext:value-type="float">
            <text:p>2029</text:p>
          </table:table-cell>
          <table:table-cell/>
          <table:table-cell table:formula="of:=[.D9]+([.D9]*[.$D$2])" office:value-type="float" office:value="24974.49624" calcext:value-type="float">
            <text:p>24.974,50</text:p>
          </table:table-cell>
          <table:table-cell table:number-columns-repeated="3"/>
          <table:table-cell table:formula="of:=[.H9]+([.H9]*[.$H$2])" office:value-type="float" office:value="2400" calcext:value-type="float">
            <text:p>2.400,00</text:p>
          </table:table-cell>
          <table:table-cell table:number-columns-repeated="3"/>
          <table:table-cell table:formula="of:=[.L9]+([.L9]*[.$L$2])" office:value-type="float" office:value="27012.21144" calcext:value-type="float">
            <text:p>27.012,21</text:p>
          </table:table-cell>
          <table:table-cell table:number-columns-repeated="3"/>
          <table:table-cell table:formula="of:=[.P9]+([.P9]*[.$P$2])" office:value-type="float" office:value="3376.52643" calcext:value-type="float">
            <text:p>3.376,53</text:p>
          </table:table-cell>
          <table:table-cell table:style-name="ce3" table:formula="of:=[.Q9]+([.Q9]*[.$P$2])" office:value-type="float" office:value="40518.31716" calcext:value-type="float">
            <text:p>40.518,32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D10]+([.D10]*[.$D$2])" office:value-type="float" office:value="25224.2412024" calcext:value-type="float">
            <text:p>25.224,24</text:p>
          </table:table-cell>
          <table:table-cell table:number-columns-repeated="3"/>
          <table:table-cell table:formula="of:=[.H10]+([.H10]*[.$H$2])" office:value-type="float" office:value="2400" calcext:value-type="float">
            <text:p>2.400,00</text:p>
          </table:table-cell>
          <table:table-cell table:number-columns-repeated="3"/>
          <table:table-cell table:formula="of:=[.L10]+([.L10]*[.$L$2])" office:value-type="float" office:value="27822.5777832" calcext:value-type="float">
            <text:p>27.822,58</text:p>
          </table:table-cell>
          <table:table-cell table:number-columns-repeated="3"/>
          <table:table-cell table:formula="of:=[.P10]+([.P10]*[.$P$2])" office:value-type="float" office:value="3477.8222229" calcext:value-type="float">
            <text:p>3.477,82</text:p>
          </table:table-cell>
          <table:table-cell table:style-name="ce3" table:formula="of:=[.Q10]+([.Q10]*[.$P$2])" office:value-type="float" office:value="41733.8666748" calcext:value-type="float">
            <text:p>41.733,87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D11]+([.D11]*[.$D$2])" office:value-type="float" office:value="25476.483614424" calcext:value-type="float">
            <text:p>25.476,48</text:p>
          </table:table-cell>
          <table:table-cell table:number-columns-repeated="3"/>
          <table:table-cell table:formula="of:=[.H11]+([.H11]*[.$H$2])" office:value-type="float" office:value="2400" calcext:value-type="float">
            <text:p>2.400,00</text:p>
          </table:table-cell>
          <table:table-cell table:number-columns-repeated="3"/>
          <table:table-cell table:formula="of:=[.L11]+([.L11]*[.$L$2])" office:value-type="float" office:value="28657.255116696" calcext:value-type="float">
            <text:p>28.657,26</text:p>
          </table:table-cell>
          <table:table-cell table:number-columns-repeated="3"/>
          <table:table-cell table:formula="of:=[.P11]+([.P11]*[.$P$2])" office:value-type="float" office:value="3582.156889587" calcext:value-type="float">
            <text:p>3.582,16</text:p>
          </table:table-cell>
          <table:table-cell table:style-name="ce3" table:formula="of:=[.Q11]+([.Q11]*[.$P$2])" office:value-type="float" office:value="42985.882675044" calcext:value-type="float">
            <text:p>42.985,88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32" calcext:value-type="float">
            <text:p>2032</text:p>
          </table:table-cell>
          <table:table-cell/>
          <table:table-cell table:formula="of:=[.D12]+([.D12]*[.$D$2])" office:value-type="float" office:value="25731.2484505682" calcext:value-type="float">
            <text:p>25.731,25</text:p>
          </table:table-cell>
          <table:table-cell table:number-columns-repeated="3"/>
          <table:table-cell table:formula="of:=[.H12]+([.H12]*[.$H$2])" office:value-type="float" office:value="2400" calcext:value-type="float">
            <text:p>2.400,00</text:p>
          </table:table-cell>
          <table:table-cell table:number-columns-repeated="3"/>
          <table:table-cell table:formula="of:=[.L12]+([.L12]*[.$L$2])" office:value-type="float" office:value="29516.9727701969" calcext:value-type="float">
            <text:p>29.516,97</text:p>
          </table:table-cell>
          <table:table-cell table:number-columns-repeated="3"/>
          <table:table-cell table:formula="of:=[.P12]+([.P12]*[.$P$2])" office:value-type="float" office:value="3689.62159627461" calcext:value-type="float">
            <text:p>3.689,62</text:p>
          </table:table-cell>
          <table:table-cell table:style-name="ce3" table:formula="of:=[.Q12]+([.Q12]*[.$P$2])" office:value-type="float" office:value="44275.4591552953" calcext:value-type="float">
            <text:p>44.275,46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3" calcext:value-type="float">
            <text:p>2033</text:p>
          </table:table-cell>
          <table:table-cell/>
          <table:table-cell table:formula="of:=[.D13]+([.D13]*[.$D$2])" office:value-type="float" office:value="25988.5609350739" calcext:value-type="float">
            <text:p>25.988,56</text:p>
          </table:table-cell>
          <table:table-cell table:number-columns-repeated="3"/>
          <table:table-cell table:formula="of:=[.H13]+([.H13]*[.$H$2])" office:value-type="float" office:value="2400" calcext:value-type="float">
            <text:p>2.400,00</text:p>
          </table:table-cell>
          <table:table-cell table:number-columns-repeated="3"/>
          <table:table-cell table:formula="of:=[.L13]+([.L13]*[.$L$2])" office:value-type="float" office:value="30402.4819533028" calcext:value-type="float">
            <text:p>30.402,48</text:p>
          </table:table-cell>
          <table:table-cell table:number-columns-repeated="3"/>
          <table:table-cell table:formula="of:=[.P13]+([.P13]*[.$P$2])" office:value-type="float" office:value="3800.31024416285" calcext:value-type="float">
            <text:p>3.800,31</text:p>
          </table:table-cell>
          <table:table-cell table:style-name="ce3" table:formula="of:=[.Q13]+([.Q13]*[.$P$2])" office:value-type="float" office:value="45603.7229299542" calcext:value-type="float">
            <text:p>45.603,72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[.D14]+([.D14]*[.$D$2])" office:value-type="float" office:value="26248.4465444247" calcext:value-type="float">
            <text:p>26.248,45</text:p>
          </table:table-cell>
          <table:table-cell table:number-columns-repeated="3"/>
          <table:table-cell table:formula="of:=[.H14]+([.H14]*[.$H$2])" office:value-type="float" office:value="2400" calcext:value-type="float">
            <text:p>2.400,00</text:p>
          </table:table-cell>
          <table:table-cell table:number-columns-repeated="3"/>
          <table:table-cell table:formula="of:=[.L14]+([.L14]*[.$L$2])" office:value-type="float" office:value="31314.5564119019" calcext:value-type="float">
            <text:p>31.314,56</text:p>
          </table:table-cell>
          <table:table-cell table:number-columns-repeated="3"/>
          <table:table-cell table:formula="of:=[.P14]+([.P14]*[.$P$2])" office:value-type="float" office:value="3914.31955148773" calcext:value-type="float">
            <text:p>3.914,32</text:p>
          </table:table-cell>
          <table:table-cell table:style-name="ce3" table:formula="of:=[.Q14]+([.Q14]*[.$P$2])" office:value-type="float" office:value="46971.8346178528" calcext:value-type="float">
            <text:p>46.971,83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5" calcext:value-type="float">
            <text:p>2035</text:p>
          </table:table-cell>
          <table:table-cell/>
          <table:table-cell table:formula="of:=[.D15]+([.D15]*[.$D$2])" office:value-type="float" office:value="26510.9310098689" calcext:value-type="float">
            <text:p>26.510,93</text:p>
          </table:table-cell>
          <table:table-cell table:number-columns-repeated="3"/>
          <table:table-cell table:formula="of:=[.H15]+([.H15]*[.$H$2])" office:value-type="float" office:value="2400" calcext:value-type="float">
            <text:p>2.400,00</text:p>
          </table:table-cell>
          <table:table-cell table:number-columns-repeated="3"/>
          <table:table-cell table:formula="of:=[.L15]+([.L15]*[.$L$2])" office:value-type="float" office:value="32253.9931042589" calcext:value-type="float">
            <text:p>32.253,99</text:p>
          </table:table-cell>
          <table:table-cell table:number-columns-repeated="3"/>
          <table:table-cell table:formula="of:=[.P15]+([.P15]*[.$P$2])" office:value-type="float" office:value="4031.74913803237" calcext:value-type="float">
            <text:p>4.031,75</text:p>
          </table:table-cell>
          <table:table-cell table:style-name="ce3" table:formula="of:=[.Q15]+([.Q15]*[.$P$2])" office:value-type="float" office:value="48380.9896563884" calcext:value-type="float">
            <text:p>48.380,99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036" calcext:value-type="float">
            <text:p>2036</text:p>
          </table:table-cell>
          <table:table-cell table:style-name="ce2"/>
          <table:table-cell table:style-name="ce5" table:formula="of:=[.D16]+([.D16]*[.$D$2])" office:value-type="float" office:value="26776.0403199676" calcext:value-type="float">
            <text:p>26.776,04</text:p>
          </table:table-cell>
          <table:table-cell table:style-name="ce2" table:number-columns-repeated="3"/>
          <table:table-cell table:formula="of:=[.H16]+([.H16]*[.$H$2])" office:value-type="float" office:value="2400" calcext:value-type="float">
            <text:p>2.400,00</text:p>
          </table:table-cell>
          <table:table-cell table:style-name="ce2" table:number-columns-repeated="3"/>
          <table:table-cell table:formula="of:=[.L16]+([.L16]*[.$L$2])" office:value-type="float" office:value="33221.6128973867" calcext:value-type="float">
            <text:p>33.221,61</text:p>
          </table:table-cell>
          <table:table-cell table:style-name="ce2" table:number-columns-repeated="3"/>
          <table:table-cell table:formula="of:=[.P16]+([.P16]*[.$P$2])" office:value-type="float" office:value="4152.70161217334" calcext:value-type="float">
            <text:p>4.152,70</text:p>
          </table:table-cell>
          <table:table-cell table:style-name="ce3" table:formula="of:=[.Q16]+([.Q16]*[.$P$2])" office:value-type="float" office:value="49832.41934608" calcext:value-type="float">
            <text:p>49.832,42</text:p>
          </table:table-cell>
          <table:table-cell table:style-name="ce3" table:number-columns-repeated="2"/>
          <table:table-cell table:style-name="ce2"/>
          <table:table-cell table:style-name="ce5" table:number-columns-repeated="2"/>
          <table:table-cell table:style-name="ce2" table:number-columns-repeated="163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Default"/>
          <table:table-cell table:style-name="ce3" table:formula="of:=[.D17]+([.D17]*[.$E$2])" office:value-type="float" office:value="27043.8007231673" calcext:value-type="float">
            <text:p>27.043,80</text:p>
          </table:table-cell>
          <table:table-cell table:style-name="ce3" table:formula="of:=[.F17]+[.E18]" office:value-type="float" office:value="27043.8007231673" calcext:value-type="float">
            <text:p>27.043,80</text:p>
          </table:table-cell>
          <table:table-cell/>
          <table:table-cell table:style-name="Default"/>
          <table:table-cell table:style-name="ce3" table:formula="of:=[.H17]+([.H17]*[.$I$2])" office:value-type="float" office:value="2400" calcext:value-type="float">
            <text:p>2.400,00</text:p>
          </table:table-cell>
          <table:table-cell table:style-name="ce3" table:formula="of:=[.J17]+[.I18]" office:value-type="float" office:value="2400" calcext:value-type="float">
            <text:p>2.400,00</text:p>
          </table:table-cell>
          <table:table-cell/>
          <table:table-cell table:style-name="Default"/>
          <table:table-cell table:style-name="ce3" table:formula="of:=[.L17]+([.L17]*[.$M$2])" office:value-type="float" office:value="34218.2612843083" calcext:value-type="float">
            <text:p>34.218,26</text:p>
          </table:table-cell>
          <table:table-cell table:style-name="ce3" table:formula="of:=[.N17]+[.M18]" office:value-type="float" office:value="34218.2612843083" calcext:value-type="float">
            <text:p>34.218,26</text:p>
          </table:table-cell>
          <table:table-cell table:style-name="ce3"/>
          <table:table-cell table:formula="of:=[.P17]+([.P17]*[.$P$2])" office:value-type="float" office:value="4277.28266053854" calcext:value-type="float">
            <text:p>4.277,28</text:p>
          </table:table-cell>
          <table:table-cell table:style-name="ce3" table:formula="of:=[.Q17]+([.Q17]*[.$P$2])" office:value-type="float" office:value="51327.3919264625" calcext:value-type="float">
            <text:p>51.327,39</text:p>
          </table:table-cell>
          <table:table-cell table:style-name="ce3" table:formula="of:=[.Q18]+[.R17]" office:value-type="float" office:value="51327.3919264625" calcext:value-type="float">
            <text:p>51.327,39</text:p>
          </table:table-cell>
          <table:table-cell table:style-name="ce3"/>
          <table:table-cell/>
          <table:table-cell table:formula="of:=SUM([.E18];[.I18];[.M18])-[.Q18]" office:value-type="float" office:value="12334.6700810131" calcext:value-type="float">
            <text:p>12.334,67</text:p>
          </table:table-cell>
          <table:table-cell table:formula="of:=SUM([.F18];[.J18];[.N18])-[.R18]" office:value-type="float" office:value="12334.6700810131" calcext:value-type="float">
            <text:p>12.334,67</text:p>
          </table:table-cell>
          <table:table-cell table:number-columns-repeated="1635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Default"/>
          <table:table-cell table:style-name="ce3" table:formula="of:=[.E18]+([.E18]*[.$E$2])" office:value-type="float" office:value="27314.2387303989" calcext:value-type="float">
            <text:p>27.314,24</text:p>
          </table:table-cell>
          <table:table-cell table:style-name="ce3" table:formula="of:=[.F18]+[.E19]" office:value-type="float" office:value="54358.0394535662" calcext:value-type="float">
            <text:p>54.358,04</text:p>
          </table:table-cell>
          <table:table-cell/>
          <table:table-cell table:style-name="Default"/>
          <table:table-cell table:style-name="ce3" table:formula="of:=[.I18]+([.I18]*[.$I$2])" office:value-type="float" office:value="2400" calcext:value-type="float">
            <text:p>2.400,00</text:p>
          </table:table-cell>
          <table:table-cell table:style-name="ce3" table:formula="of:=[.J18]+[.I19]" office:value-type="float" office:value="4800" calcext:value-type="float">
            <text:p>4.800,00</text:p>
          </table:table-cell>
          <table:table-cell/>
          <table:table-cell table:style-name="Default"/>
          <table:table-cell table:style-name="ce3" table:formula="of:=[.M18]+([.M18]*[.$M$2])" office:value-type="float" office:value="35244.8091228376" calcext:value-type="float">
            <text:p>35.244,81</text:p>
          </table:table-cell>
          <table:table-cell table:style-name="ce3" table:formula="of:=[.N18]+[.M19]" office:value-type="float" office:value="69463.0704071459" calcext:value-type="float">
            <text:p>69.463,07</text:p>
          </table:table-cell>
          <table:table-cell table:style-name="ce3"/>
          <table:table-cell table:formula="of:=[.P18]+([.P18]*[.$P$2])" office:value-type="float" office:value="4405.60114035469" calcext:value-type="float">
            <text:p>4.405,60</text:p>
          </table:table-cell>
          <table:table-cell table:style-name="ce3" table:formula="of:=[.Q18]+([.Q18]*[.$P$2])" office:value-type="float" office:value="52867.2136842563" calcext:value-type="float">
            <text:p>52.867,21</text:p>
          </table:table-cell>
          <table:table-cell table:style-name="ce3" table:formula="of:=[.Q19]+[.R18]" office:value-type="float" office:value="104194.605610719" calcext:value-type="float">
            <text:p>104.194,61</text:p>
          </table:table-cell>
          <table:table-cell table:style-name="ce3"/>
          <table:table-cell/>
          <table:table-cell table:formula="of:=SUM([.E19];[.I19];[.M19])-[.Q19]" office:value-type="float" office:value="12091.8341689802" calcext:value-type="float">
            <text:p>12.091,83</text:p>
          </table:table-cell>
          <table:table-cell table:formula="of:=SUM([.F19];[.J19];[.N19])-[.R19]" office:value-type="float" office:value="24426.5042499933" calcext:value-type="float">
            <text:p>24.426,50</text:p>
          </table:table-cell>
          <table:table-cell table:number-columns-repeated="1635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Default"/>
          <table:table-cell table:style-name="ce3" table:formula="of:=[.E19]+([.E19]*[.$E$2])" office:value-type="float" office:value="27587.3811177029" calcext:value-type="float">
            <text:p>27.587,38</text:p>
          </table:table-cell>
          <table:table-cell table:style-name="ce3" table:formula="of:=[.F19]+[.E20]" office:value-type="float" office:value="81945.4205712691" calcext:value-type="float">
            <text:p>81.945,42</text:p>
          </table:table-cell>
          <table:table-cell/>
          <table:table-cell table:style-name="Default"/>
          <table:table-cell table:style-name="ce3" table:formula="of:=[.I19]+([.I19]*[.$I$2])" office:value-type="float" office:value="2400" calcext:value-type="float">
            <text:p>2.400,00</text:p>
          </table:table-cell>
          <table:table-cell table:style-name="ce3" table:formula="of:=[.J19]+[.I20]" office:value-type="float" office:value="7200" calcext:value-type="float">
            <text:p>7.200,00</text:p>
          </table:table-cell>
          <table:table-cell/>
          <table:table-cell table:style-name="Default"/>
          <table:table-cell table:style-name="ce3" table:formula="of:=[.M19]+([.M19]*[.$M$2])" office:value-type="float" office:value="36302.1533965227" calcext:value-type="float">
            <text:p>36.302,15</text:p>
          </table:table-cell>
          <table:table-cell table:style-name="ce3" table:formula="of:=[.N19]+[.M20]" office:value-type="float" office:value="105765.223803669" calcext:value-type="float">
            <text:p>105.765,22</text:p>
          </table:table-cell>
          <table:table-cell table:style-name="ce3"/>
          <table:table-cell table:formula="of:=[.P19]+([.P19]*[.$P$2])" office:value-type="float" office:value="4537.76917456534" calcext:value-type="float">
            <text:p>4.537,77</text:p>
          </table:table-cell>
          <table:table-cell table:style-name="ce3" table:formula="of:=[.Q19]+([.Q19]*[.$P$2])" office:value-type="float" office:value="54453.230094784" calcext:value-type="float">
            <text:p>54.453,23</text:p>
          </table:table-cell>
          <table:table-cell table:style-name="ce3" table:formula="of:=[.Q20]+[.R19]" office:value-type="float" office:value="158647.835705503" calcext:value-type="float">
            <text:p>158.647,84</text:p>
          </table:table-cell>
          <table:table-cell table:style-name="ce3"/>
          <table:table-cell/>
          <table:table-cell table:formula="of:=SUM([.E20];[.I20];[.M20])-[.Q20]" office:value-type="float" office:value="11836.3044194416" calcext:value-type="float">
            <text:p>11.836,30</text:p>
          </table:table-cell>
          <table:table-cell table:formula="of:=SUM([.F20];[.J20];[.N20])-[.R20]" office:value-type="float" office:value="36262.8086694349" calcext:value-type="float">
            <text:p>36.262,81</text:p>
          </table:table-cell>
          <table:table-cell table:number-columns-repeated="163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Default"/>
          <table:table-cell table:style-name="ce3" table:formula="of:=[.E20]+([.E20]*[.$E$2])" office:value-type="float" office:value="27863.25492888" calcext:value-type="float">
            <text:p>27.863,25</text:p>
          </table:table-cell>
          <table:table-cell table:style-name="ce3" table:formula="of:=[.F20]+[.E21]" office:value-type="float" office:value="109808.675500149" calcext:value-type="float">
            <text:p>109.808,68</text:p>
          </table:table-cell>
          <table:table-cell/>
          <table:table-cell table:style-name="Default"/>
          <table:table-cell table:style-name="ce3" table:formula="of:=[.I20]+([.I20]*[.$I$2])" office:value-type="float" office:value="2400" calcext:value-type="float">
            <text:p>2.400,00</text:p>
          </table:table-cell>
          <table:table-cell table:style-name="ce3" table:formula="of:=[.J20]+[.I21]" office:value-type="float" office:value="9600" calcext:value-type="float">
            <text:p>9.600,00</text:p>
          </table:table-cell>
          <table:table-cell/>
          <table:table-cell table:style-name="Default"/>
          <table:table-cell table:style-name="ce3" table:formula="of:=[.M20]+([.M20]*[.$M$2])" office:value-type="float" office:value="37391.2179984184" calcext:value-type="float">
            <text:p>37.391,22</text:p>
          </table:table-cell>
          <table:table-cell table:style-name="ce3" table:formula="of:=[.N20]+[.M21]" office:value-type="float" office:value="143156.441802087" calcext:value-type="float">
            <text:p>143.156,44</text:p>
          </table:table-cell>
          <table:table-cell table:style-name="ce3"/>
          <table:table-cell table:formula="of:=[.P20]+([.P20]*[.$P$2])" office:value-type="float" office:value="4673.9022498023" calcext:value-type="float">
            <text:p>4.673,90</text:p>
          </table:table-cell>
          <table:table-cell table:style-name="ce3" table:formula="of:=[.Q20]+([.Q20]*[.$P$2])" office:value-type="float" office:value="56086.8269976275" calcext:value-type="float">
            <text:p>56.086,83</text:p>
          </table:table-cell>
          <table:table-cell table:style-name="ce3" table:formula="of:=[.Q21]+[.R20]" office:value-type="float" office:value="214734.66270313" calcext:value-type="float">
            <text:p>214.734,66</text:p>
          </table:table-cell>
          <table:table-cell table:style-name="ce3"/>
          <table:table-cell/>
          <table:table-cell table:formula="of:=SUM([.E21];[.I21];[.M21])-[.Q21]" office:value-type="float" office:value="11567.6459296708" calcext:value-type="float">
            <text:p>11.567,65</text:p>
          </table:table-cell>
          <table:table-cell table:formula="of:=SUM([.F21];[.J21];[.N21])-[.R21]" office:value-type="float" office:value="47830.4545991057" calcext:value-type="float">
            <text:p>47.830,45</text:p>
          </table:table-cell>
          <table:table-cell table:number-columns-repeated="1635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Default"/>
          <table:table-cell table:style-name="ce3" table:formula="of:=[.E21]+([.E21]*[.$E$2])" office:value-type="float" office:value="28141.8874781688" calcext:value-type="float">
            <text:p>28.141,89</text:p>
          </table:table-cell>
          <table:table-cell table:style-name="ce3" table:formula="of:=[.F21]+[.E22]" office:value-type="float" office:value="137950.562978318" calcext:value-type="float">
            <text:p>137.950,56</text:p>
          </table:table-cell>
          <table:table-cell/>
          <table:table-cell table:style-name="Default"/>
          <table:table-cell table:style-name="ce3" table:formula="of:=[.I21]+([.I21]*[.$I$2])" office:value-type="float" office:value="2400" calcext:value-type="float">
            <text:p>2.400,00</text:p>
          </table:table-cell>
          <table:table-cell table:style-name="ce3" table:formula="of:=[.J21]+[.I22]" office:value-type="float" office:value="12000" calcext:value-type="float">
            <text:p>12.000,00</text:p>
          </table:table-cell>
          <table:table-cell/>
          <table:table-cell table:style-name="Default"/>
          <table:table-cell table:style-name="ce3" table:formula="of:=[.M21]+([.M21]*[.$M$2])" office:value-type="float" office:value="38512.9545383709" calcext:value-type="float">
            <text:p>38.512,95</text:p>
          </table:table-cell>
          <table:table-cell table:style-name="ce3" table:formula="of:=[.N21]+[.M22]" office:value-type="float" office:value="181669.396340458" calcext:value-type="float">
            <text:p>181.669,40</text:p>
          </table:table-cell>
          <table:table-cell table:style-name="ce3"/>
          <table:table-cell table:formula="of:=[.P21]+([.P21]*[.$P$2])" office:value-type="float" office:value="4814.11931729636" calcext:value-type="float">
            <text:p>4.814,12</text:p>
          </table:table-cell>
          <table:table-cell table:style-name="ce3" table:formula="of:=[.Q21]+([.Q21]*[.$P$2])" office:value-type="float" office:value="57769.4318075564" calcext:value-type="float">
            <text:p>57.769,43</text:p>
          </table:table-cell>
          <table:table-cell table:style-name="ce3" table:formula="of:=[.Q22]+[.R21]" office:value-type="float" office:value="272504.094510687" calcext:value-type="float">
            <text:p>272.504,09</text:p>
          </table:table-cell>
          <table:table-cell table:style-name="ce3"/>
          <table:table-cell/>
          <table:table-cell table:formula="of:=SUM([.E22];[.I22];[.M22])-[.Q22]" office:value-type="float" office:value="11285.4102089833" calcext:value-type="float">
            <text:p>11.285,41</text:p>
          </table:table-cell>
          <table:table-cell table:formula="of:=SUM([.F22];[.J22];[.N22])-[.R22]" office:value-type="float" office:value="59115.864808089" calcext:value-type="float">
            <text:p>59.115,86</text:p>
          </table:table-cell>
          <table:table-cell table:number-columns-repeated="163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Default"/>
          <table:table-cell table:style-name="ce3" table:formula="of:=[.E22]+([.E22]*[.$E$2])" office:value-type="float" office:value="28423.3063529504" calcext:value-type="float">
            <text:p>28.423,31</text:p>
          </table:table-cell>
          <table:table-cell table:style-name="ce3" table:formula="of:=[.F22]+[.E23]" office:value-type="float" office:value="166373.869331268" calcext:value-type="float">
            <text:p>166.373,87</text:p>
          </table:table-cell>
          <table:table-cell/>
          <table:table-cell table:style-name="Default"/>
          <table:table-cell table:style-name="ce3" table:formula="of:=[.I22]+([.I22]*[.$I$2])" office:value-type="float" office:value="2400" calcext:value-type="float">
            <text:p>2.400,00</text:p>
          </table:table-cell>
          <table:table-cell table:style-name="ce3" table:formula="of:=[.J22]+[.I23]" office:value-type="float" office:value="14400" calcext:value-type="float">
            <text:p>14.400,00</text:p>
          </table:table-cell>
          <table:table-cell/>
          <table:table-cell table:style-name="Default"/>
          <table:table-cell table:style-name="ce3" table:formula="of:=[.M22]+([.M22]*[.$M$2])" office:value-type="float" office:value="39668.343174522" calcext:value-type="float">
            <text:p>39.668,34</text:p>
          </table:table-cell>
          <table:table-cell table:style-name="ce3" table:formula="of:=[.N22]+[.M23]" office:value-type="float" office:value="221337.73951498" calcext:value-type="float">
            <text:p>221.337,74</text:p>
          </table:table-cell>
          <table:table-cell table:style-name="ce3"/>
          <table:table-cell table:formula="of:=[.P22]+([.P22]*[.$P$2])" office:value-type="float" office:value="4958.54289681526" calcext:value-type="float">
            <text:p>4.958,54</text:p>
          </table:table-cell>
          <table:table-cell table:style-name="ce3" table:formula="of:=[.Q22]+([.Q22]*[.$P$2])" office:value-type="float" office:value="59502.514761783" calcext:value-type="float">
            <text:p>59.502,51</text:p>
          </table:table-cell>
          <table:table-cell table:style-name="ce3" table:formula="of:=[.Q23]+[.R22]" office:value-type="float" office:value="332006.60927247" calcext:value-type="float">
            <text:p>332.006,61</text:p>
          </table:table-cell>
          <table:table-cell table:style-name="ce3"/>
          <table:table-cell/>
          <table:table-cell table:formula="of:=SUM([.E23];[.I23];[.M23])-[.Q23]" office:value-type="float" office:value="10989.1347656894" calcext:value-type="float">
            <text:p>10.989,13</text:p>
          </table:table-cell>
          <table:table-cell table:formula="of:=SUM([.F23];[.J23];[.N23])-[.R23]" office:value-type="float" office:value="70104.9995737784" calcext:value-type="float">
            <text:p>70.105,00</text:p>
          </table:table-cell>
          <table:table-cell table:number-columns-repeated="1635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Default"/>
          <table:table-cell table:style-name="ce3" table:formula="of:=[.E23]+([.E23]*[.$E$2])" office:value-type="float" office:value="28707.53941648" calcext:value-type="float">
            <text:p>28.707,54</text:p>
          </table:table-cell>
          <table:table-cell table:style-name="ce3" table:formula="of:=[.F23]+[.E24]" office:value-type="float" office:value="195081.408747748" calcext:value-type="float">
            <text:p>195.081,41</text:p>
          </table:table-cell>
          <table:table-cell/>
          <table:table-cell table:style-name="Default"/>
          <table:table-cell table:style-name="ce3" table:formula="of:=[.I23]+([.I23]*[.$I$2])" office:value-type="float" office:value="2400" calcext:value-type="float">
            <text:p>2.400,00</text:p>
          </table:table-cell>
          <table:table-cell table:style-name="ce3" table:formula="of:=[.J23]+[.I24]" office:value-type="float" office:value="16800" calcext:value-type="float">
            <text:p>16.800,00</text:p>
          </table:table-cell>
          <table:table-cell/>
          <table:table-cell table:style-name="Default"/>
          <table:table-cell table:style-name="ce3" table:formula="of:=[.M23]+([.M23]*[.$M$2])" office:value-type="float" office:value="40858.3934697577" calcext:value-type="float">
            <text:p>40.858,39</text:p>
          </table:table-cell>
          <table:table-cell table:style-name="ce3" table:formula="of:=[.N23]+[.M24]" office:value-type="float" office:value="262196.132984738" calcext:value-type="float">
            <text:p>262.196,13</text:p>
          </table:table-cell>
          <table:table-cell table:style-name="ce3"/>
          <table:table-cell table:formula="of:=[.P23]+([.P23]*[.$P$2])" office:value-type="float" office:value="5107.29918371971" calcext:value-type="float">
            <text:p>5.107,30</text:p>
          </table:table-cell>
          <table:table-cell table:style-name="ce3" table:formula="of:=[.Q23]+([.Q23]*[.$P$2])" office:value-type="float" office:value="61287.5902046365" calcext:value-type="float">
            <text:p>61.287,59</text:p>
          </table:table-cell>
          <table:table-cell table:style-name="ce3" table:formula="of:=[.Q24]+[.R23]" office:value-type="float" office:value="393294.199477106" calcext:value-type="float">
            <text:p>393.294,20</text:p>
          </table:table-cell>
          <table:table-cell table:style-name="ce3"/>
          <table:table-cell/>
          <table:table-cell table:formula="of:=SUM([.E24];[.I24];[.M24])-[.Q24]" office:value-type="float" office:value="10678.3426816011" calcext:value-type="float">
            <text:p>10.678,34</text:p>
          </table:table-cell>
          <table:table-cell table:formula="of:=SUM([.F24];[.J24];[.N24])-[.R24]" office:value-type="float" office:value="80783.3422553796" calcext:value-type="float">
            <text:p>80.783,34</text:p>
          </table:table-cell>
          <table:table-cell table:number-columns-repeated="1635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Default"/>
          <table:table-cell table:style-name="ce3" table:formula="of:=[.E24]+([.E24]*[.$E$2])" office:value-type="float" office:value="28994.6148106448" calcext:value-type="float">
            <text:p>28.994,61</text:p>
          </table:table-cell>
          <table:table-cell table:style-name="ce3" table:formula="of:=[.F24]+[.E25]" office:value-type="float" office:value="224076.023558393" calcext:value-type="float">
            <text:p>224.076,02</text:p>
          </table:table-cell>
          <table:table-cell/>
          <table:table-cell table:style-name="Default"/>
          <table:table-cell table:style-name="ce3" table:formula="of:=[.I24]+([.I24]*[.$I$2])" office:value-type="float" office:value="2400" calcext:value-type="float">
            <text:p>2.400,00</text:p>
          </table:table-cell>
          <table:table-cell table:style-name="ce3" table:formula="of:=[.J24]+[.I25]" office:value-type="float" office:value="19200" calcext:value-type="float">
            <text:p>19.200,00</text:p>
          </table:table-cell>
          <table:table-cell/>
          <table:table-cell table:style-name="Default"/>
          <table:table-cell table:style-name="ce3" table:formula="of:=[.M24]+([.M24]*[.$M$2])" office:value-type="float" office:value="42084.1452738504" calcext:value-type="float">
            <text:p>42.084,15</text:p>
          </table:table-cell>
          <table:table-cell table:style-name="ce3" table:formula="of:=[.N24]+[.M25]" office:value-type="float" office:value="304280.278258588" calcext:value-type="float">
            <text:p>304.280,28</text:p>
          </table:table-cell>
          <table:table-cell table:style-name="ce3"/>
          <table:table-cell table:formula="of:=[.P24]+([.P24]*[.$P$2])" office:value-type="float" office:value="5260.5181592313" calcext:value-type="float">
            <text:p>5.260,52</text:p>
          </table:table-cell>
          <table:table-cell table:style-name="ce3" table:formula="of:=[.Q24]+([.Q24]*[.$P$2])" office:value-type="float" office:value="63126.2179107756" calcext:value-type="float">
            <text:p>63.126,22</text:p>
          </table:table-cell>
          <table:table-cell table:style-name="ce3" table:formula="of:=[.Q25]+[.R24]" office:value-type="float" office:value="456420.417387882" calcext:value-type="float">
            <text:p>456.420,42</text:p>
          </table:table-cell>
          <table:table-cell table:style-name="ce3"/>
          <table:table-cell/>
          <table:table-cell table:formula="of:=SUM([.E25];[.I25];[.M25])-[.Q25]" office:value-type="float" office:value="10352.5421737196" calcext:value-type="float">
            <text:p>10.352,54</text:p>
          </table:table-cell>
          <table:table-cell table:formula="of:=SUM([.F25];[.J25];[.N25])-[.R25]" office:value-type="float" office:value="91135.8844290992" calcext:value-type="float">
            <text:p>91.135,88</text:p>
          </table:table-cell>
          <table:table-cell table:number-columns-repeated="1635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Default"/>
          <table:table-cell table:style-name="ce3" table:formula="of:=[.E25]+([.E25]*[.$E$2])" office:value-type="float" office:value="29284.5609587512" calcext:value-type="float">
            <text:p>29.284,56</text:p>
          </table:table-cell>
          <table:table-cell table:style-name="ce3" table:formula="of:=[.F25]+[.E26]" office:value-type="float" office:value="253360.584517144" calcext:value-type="float">
            <text:p>253.360,58</text:p>
          </table:table-cell>
          <table:table-cell/>
          <table:table-cell table:style-name="Default"/>
          <table:table-cell table:style-name="ce3" table:formula="of:=[.I25]+([.I25]*[.$I$2])" office:value-type="float" office:value="2400" calcext:value-type="float">
            <text:p>2.400,00</text:p>
          </table:table-cell>
          <table:table-cell table:style-name="ce3" table:formula="of:=[.J25]+[.I26]" office:value-type="float" office:value="21600" calcext:value-type="float">
            <text:p>21.600,00</text:p>
          </table:table-cell>
          <table:table-cell/>
          <table:table-cell table:style-name="Default"/>
          <table:table-cell table:style-name="ce3" table:formula="of:=[.M25]+([.M25]*[.$M$2])" office:value-type="float" office:value="43346.669632066" calcext:value-type="float">
            <text:p>43.346,67</text:p>
          </table:table-cell>
          <table:table-cell table:style-name="ce3" table:formula="of:=[.N25]+[.M26]" office:value-type="float" office:value="347626.947890654" calcext:value-type="float">
            <text:p>347.626,95</text:p>
          </table:table-cell>
          <table:table-cell table:style-name="ce3"/>
          <table:table-cell table:formula="of:=[.P25]+([.P25]*[.$P$2])" office:value-type="float" office:value="5418.33370400824" calcext:value-type="float">
            <text:p>5.418,33</text:p>
          </table:table-cell>
          <table:table-cell table:style-name="ce3" table:formula="of:=[.Q25]+([.Q25]*[.$P$2])" office:value-type="float" office:value="65020.0044480989" calcext:value-type="float">
            <text:p>65.020,00</text:p>
          </table:table-cell>
          <table:table-cell table:style-name="ce3" table:formula="of:=[.Q26]+[.R25]" office:value-type="float" office:value="521440.421835981" calcext:value-type="float">
            <text:p>521.440,42</text:p>
          </table:table-cell>
          <table:table-cell table:style-name="ce3"/>
          <table:table-cell/>
          <table:table-cell table:formula="of:=SUM([.E26];[.I26];[.M26])-[.Q26]" office:value-type="float" office:value="10011.2261427182" calcext:value-type="float">
            <text:p>10.011,23</text:p>
          </table:table-cell>
          <table:table-cell table:formula="of:=SUM([.F26];[.J26];[.N26])-[.R26]" office:value-type="float" office:value="101147.110571817" calcext:value-type="float">
            <text:p>101.147,11</text:p>
          </table:table-cell>
          <table:table-cell table:number-columns-repeated="1635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Default"/>
          <table:table-cell table:style-name="ce3" table:formula="of:=[.E26]+([.E26]*[.$E$2])" office:value-type="float" office:value="29577.4065683387" calcext:value-type="float">
            <text:p>29.577,41</text:p>
          </table:table-cell>
          <table:table-cell table:style-name="ce3" table:formula="of:=[.F26]+[.E27]" office:value-type="float" office:value="282937.991085483" calcext:value-type="float">
            <text:p>282.937,99</text:p>
          </table:table-cell>
          <table:table-cell/>
          <table:table-cell table:style-name="Default"/>
          <table:table-cell table:style-name="ce3" table:formula="of:=[.I26]+([.I26]*[.$I$2])" office:value-type="float" office:value="2400" calcext:value-type="float">
            <text:p>2.400,00</text:p>
          </table:table-cell>
          <table:table-cell table:style-name="ce3" table:formula="of:=[.J26]+[.I27]" office:value-type="float" office:value="24000" calcext:value-type="float">
            <text:p>24.000,00</text:p>
          </table:table-cell>
          <table:table-cell/>
          <table:table-cell table:style-name="Default"/>
          <table:table-cell table:style-name="ce3" table:formula="of:=[.M26]+([.M26]*[.$M$2])" office:value-type="float" office:value="44647.0697210279" calcext:value-type="float">
            <text:p>44.647,07</text:p>
          </table:table-cell>
          <table:table-cell table:style-name="ce3" table:formula="of:=[.N26]+[.M27]" office:value-type="float" office:value="392274.017611682" calcext:value-type="float">
            <text:p>392.274,02</text:p>
          </table:table-cell>
          <table:table-cell table:style-name="ce3"/>
          <table:table-cell table:formula="of:=[.P26]+([.P26]*[.$P$2])" office:value-type="float" office:value="5580.88371512849" calcext:value-type="float">
            <text:p>5.580,88</text:p>
          </table:table-cell>
          <table:table-cell table:style-name="ce3" table:formula="of:=[.Q26]+([.Q26]*[.$P$2])" office:value-type="float" office:value="66970.6045815419" calcext:value-type="float">
            <text:p>66.970,60</text:p>
          </table:table-cell>
          <table:table-cell table:style-name="ce3" table:formula="of:=[.Q27]+[.R26]" office:value-type="float" office:value="588411.026417523" calcext:value-type="float">
            <text:p>588.411,03</text:p>
          </table:table-cell>
          <table:table-cell table:style-name="ce3"/>
          <table:table-cell/>
          <table:table-cell table:formula="of:=SUM([.E27];[.I27];[.M27])-[.Q27]" office:value-type="float" office:value="9653.87170782477" calcext:value-type="float">
            <text:p>9.653,87</text:p>
          </table:table-cell>
          <table:table-cell table:formula="of:=SUM([.F27];[.J27];[.N27])-[.R27]" office:value-type="float" office:value="110800.982279642" calcext:value-type="float">
            <text:p>110.800,98</text:p>
          </table:table-cell>
          <table:table-cell table:number-columns-repeated="1635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Default"/>
          <table:table-cell table:style-name="ce3" table:formula="of:=[.E27]+([.E27]*[.$E$2])" office:value-type="float" office:value="29873.1806340221" calcext:value-type="float">
            <text:p>29.873,18</text:p>
          </table:table-cell>
          <table:table-cell table:style-name="ce3" table:formula="of:=[.F27]+[.E28]" office:value-type="float" office:value="312811.171719505" calcext:value-type="float">
            <text:p>312.811,17</text:p>
          </table:table-cell>
          <table:table-cell/>
          <table:table-cell table:style-name="Default"/>
          <table:table-cell table:style-name="ce3" table:formula="of:=[.I27]+([.I27]*[.$I$2])" office:value-type="float" office:value="2400" calcext:value-type="float">
            <text:p>2.400,00</text:p>
          </table:table-cell>
          <table:table-cell table:style-name="ce3" table:formula="of:=[.J27]+[.I28]" office:value-type="float" office:value="26400" calcext:value-type="float">
            <text:p>26.400,00</text:p>
          </table:table-cell>
          <table:table-cell/>
          <table:table-cell table:style-name="Default"/>
          <table:table-cell table:style-name="ce3" table:formula="of:=[.M27]+([.M27]*[.$M$2])" office:value-type="float" office:value="45986.4818126588" calcext:value-type="float">
            <text:p>45.986,48</text:p>
          </table:table-cell>
          <table:table-cell table:style-name="ce3" table:formula="of:=[.N27]+[.M28]" office:value-type="float" office:value="438260.499424341" calcext:value-type="float">
            <text:p>438.260,50</text:p>
          </table:table-cell>
          <table:table-cell table:style-name="ce3"/>
          <table:table-cell table:formula="of:=[.P27]+([.P27]*[.$P$2])" office:value-type="float" office:value="5748.31022658235" calcext:value-type="float">
            <text:p>5.748,31</text:p>
          </table:table-cell>
          <table:table-cell table:style-name="ce3" table:formula="of:=[.Q27]+([.Q27]*[.$P$2])" office:value-type="float" office:value="68979.7227189881" calcext:value-type="float">
            <text:p>68.979,72</text:p>
          </table:table-cell>
          <table:table-cell table:style-name="ce3" table:formula="of:=[.Q28]+[.R27]" office:value-type="float" office:value="657390.749136511" calcext:value-type="float">
            <text:p>657.390,75</text:p>
          </table:table-cell>
          <table:table-cell table:style-name="ce3"/>
          <table:table-cell/>
          <table:table-cell table:formula="of:=SUM([.E28];[.I28];[.M28])-[.Q28]" office:value-type="float" office:value="9279.93972769273" calcext:value-type="float">
            <text:p>9.279,94</text:p>
          </table:table-cell>
          <table:table-cell table:formula="of:=SUM([.F28];[.J28];[.N28])-[.R28]" office:value-type="float" office:value="120080.922007335" calcext:value-type="float">
            <text:p>120.080,92</text:p>
          </table:table-cell>
          <table:table-cell table:number-columns-repeated="163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style-name="ce3" table:formula="of:=[.E28]+([.E28]*[.$E$2])" office:value-type="float" office:value="30171.9124403623" calcext:value-type="float">
            <text:p>30.171,91</text:p>
          </table:table-cell>
          <table:table-cell table:style-name="ce3" table:formula="of:=[.F28]+[.E29]" office:value-type="float" office:value="342983.084159867" calcext:value-type="float">
            <text:p>342.983,08</text:p>
          </table:table-cell>
          <table:table-cell/>
          <table:table-cell table:style-name="Default"/>
          <table:table-cell table:style-name="ce3" table:formula="of:=[.I28]+([.I28]*[.$I$2])" office:value-type="float" office:value="2400" calcext:value-type="float">
            <text:p>2.400,00</text:p>
          </table:table-cell>
          <table:table-cell table:style-name="ce3" table:formula="of:=[.J28]+[.I29]" office:value-type="float" office:value="28800" calcext:value-type="float">
            <text:p>28.800,00</text:p>
          </table:table-cell>
          <table:table-cell/>
          <table:table-cell table:style-name="Default"/>
          <table:table-cell table:style-name="ce3" table:formula="of:=[.M28]+([.M28]*[.$M$2])" office:value-type="float" office:value="47366.0762670385" calcext:value-type="float">
            <text:p>47.366,08</text:p>
          </table:table-cell>
          <table:table-cell table:style-name="ce3" table:formula="of:=[.N28]+[.M29]" office:value-type="float" office:value="485626.575691379" calcext:value-type="float">
            <text:p>485.626,58</text:p>
          </table:table-cell>
          <table:table-cell table:style-name="ce3"/>
          <table:table-cell table:formula="of:=[.P28]+([.P28]*[.$P$2])" office:value-type="float" office:value="5920.75953337982" calcext:value-type="float">
            <text:p>5.920,76</text:p>
          </table:table-cell>
          <table:table-cell table:style-name="ce3" table:formula="of:=[.Q28]+([.Q28]*[.$P$2])" office:value-type="float" office:value="71049.1144005578" calcext:value-type="float">
            <text:p>71.049,11</text:p>
          </table:table-cell>
          <table:table-cell table:style-name="ce3" table:formula="of:=[.Q29]+[.R28]" office:value-type="float" office:value="728439.863537069" calcext:value-type="float">
            <text:p>728.439,86</text:p>
          </table:table-cell>
          <table:table-cell table:style-name="ce3"/>
          <table:table-cell/>
          <table:table-cell table:formula="of:=SUM([.E29];[.I29];[.M29])-[.Q29]" office:value-type="float" office:value="8888.87430684308" calcext:value-type="float">
            <text:p>8.888,87</text:p>
          </table:table-cell>
          <table:table-cell table:formula="of:=SUM([.F29];[.J29];[.N29])-[.R29]" office:value-type="float" office:value="128969.796314178" calcext:value-type="float">
            <text:p>128.969,80</text:p>
          </table:table-cell>
          <table:table-cell table:number-columns-repeated="163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Default"/>
          <table:table-cell table:style-name="ce3" table:formula="of:=[.E29]+([.E29]*[.$E$2])" office:value-type="float" office:value="30473.6315647659" calcext:value-type="float">
            <text:p>30.473,63</text:p>
          </table:table-cell>
          <table:table-cell table:style-name="ce3" table:formula="of:=[.F29]+[.E30]" office:value-type="float" office:value="373456.715724633" calcext:value-type="float">
            <text:p>373.456,72</text:p>
          </table:table-cell>
          <table:table-cell/>
          <table:table-cell table:style-name="Default"/>
          <table:table-cell table:style-name="ce3" table:formula="of:=[.I29]+([.I29]*[.$I$2])" office:value-type="float" office:value="2400" calcext:value-type="float">
            <text:p>2.400,00</text:p>
          </table:table-cell>
          <table:table-cell table:style-name="ce3" table:formula="of:=[.J29]+[.I30]" office:value-type="float" office:value="31200" calcext:value-type="float">
            <text:p>31.200,00</text:p>
          </table:table-cell>
          <table:table-cell/>
          <table:table-cell table:style-name="Default"/>
          <table:table-cell table:style-name="ce3" table:formula="of:=[.M29]+([.M29]*[.$M$2])" office:value-type="float" office:value="48787.0585550497" calcext:value-type="float">
            <text:p>48.787,06</text:p>
          </table:table-cell>
          <table:table-cell table:style-name="ce3" table:formula="of:=[.N29]+[.M30]" office:value-type="float" office:value="534413.634246429" calcext:value-type="float">
            <text:p>534.413,63</text:p>
          </table:table-cell>
          <table:table-cell table:style-name="ce3"/>
          <table:table-cell table:formula="of:=[.P29]+([.P29]*[.$P$2])" office:value-type="float" office:value="6098.38231938121" calcext:value-type="float">
            <text:p>6.098,38</text:p>
          </table:table-cell>
          <table:table-cell table:style-name="ce3" table:formula="of:=[.Q29]+([.Q29]*[.$P$2])" office:value-type="float" office:value="73180.5878325745" calcext:value-type="float">
            <text:p>73.180,59</text:p>
          </table:table-cell>
          <table:table-cell table:style-name="ce3" table:formula="of:=[.Q30]+[.R29]" office:value-type="float" office:value="801620.451369643" calcext:value-type="float">
            <text:p>801.620,45</text:p>
          </table:table-cell>
          <table:table-cell table:style-name="ce3"/>
          <table:table-cell/>
          <table:table-cell table:formula="of:=SUM([.E30];[.I30];[.M30])-[.Q30]" office:value-type="float" office:value="8480.10228724111" calcext:value-type="float">
            <text:p>8.480,10</text:p>
          </table:table-cell>
          <table:table-cell table:formula="of:=SUM([.F30];[.J30];[.N30])-[.R30]" office:value-type="float" office:value="137449.898601419" calcext:value-type="float">
            <text:p>137.449,90</text:p>
          </table:table-cell>
          <table:table-cell table:number-columns-repeated="1635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Default"/>
          <table:table-cell table:style-name="ce3" table:formula="of:=[.E30]+([.E30]*[.$E$2])" office:value-type="float" office:value="30778.3678804136" calcext:value-type="float">
            <text:p>30.778,37</text:p>
          </table:table-cell>
          <table:table-cell table:style-name="ce3" table:formula="of:=[.F30]+[.E31]" office:value-type="float" office:value="404235.083605047" calcext:value-type="float">
            <text:p>404.235,08</text:p>
          </table:table-cell>
          <table:table-cell/>
          <table:table-cell table:style-name="Default"/>
          <table:table-cell table:style-name="ce3" table:formula="of:=[.I30]+([.I30]*[.$I$2])" office:value-type="float" office:value="2400" calcext:value-type="float">
            <text:p>2.400,00</text:p>
          </table:table-cell>
          <table:table-cell table:style-name="ce3" table:formula="of:=[.J30]+[.I31]" office:value-type="float" office:value="33600" calcext:value-type="float">
            <text:p>33.600,00</text:p>
          </table:table-cell>
          <table:table-cell/>
          <table:table-cell table:style-name="Default"/>
          <table:table-cell table:style-name="ce3" table:formula="of:=[.M30]+([.M30]*[.$M$2])" office:value-type="float" office:value="50250.6703117012" calcext:value-type="float">
            <text:p>50.250,67</text:p>
          </table:table-cell>
          <table:table-cell table:style-name="ce3" table:formula="of:=[.N30]+[.M31]" office:value-type="float" office:value="584664.30455813" calcext:value-type="float">
            <text:p>584.664,30</text:p>
          </table:table-cell>
          <table:table-cell table:style-name="ce3"/>
          <table:table-cell table:formula="of:=[.P30]+([.P30]*[.$P$2])" office:value-type="float" office:value="6281.33378896265" calcext:value-type="float">
            <text:p>6.281,33</text:p>
          </table:table-cell>
          <table:table-cell table:style-name="ce3" table:formula="of:=[.Q30]+([.Q30]*[.$P$2])" office:value-type="float" office:value="75376.0054675517" calcext:value-type="float">
            <text:p>75.376,01</text:p>
          </table:table-cell>
          <table:table-cell table:style-name="ce3" table:formula="of:=[.Q31]+[.R30]" office:value-type="float" office:value="876996.456837195" calcext:value-type="float">
            <text:p>876.996,46</text:p>
          </table:table-cell>
          <table:table-cell table:style-name="ce3"/>
          <table:table-cell/>
          <table:table-cell table:formula="of:=SUM([.E31];[.I31];[.M31])-[.Q31]" office:value-type="float" office:value="8053.03272456303" calcext:value-type="float">
            <text:p>8.053,03</text:p>
          </table:table-cell>
          <table:table-cell table:formula="of:=SUM([.F31];[.J31];[.N31])-[.R31]" office:value-type="float" office:value="145502.931325982" calcext:value-type="float">
            <text:p>145.502,93</text:p>
          </table:table-cell>
          <table:table-cell table:number-columns-repeated="1635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Default"/>
          <table:table-cell table:style-name="ce3" table:formula="of:=[.E31]+([.E31]*[.$E$2])" office:value-type="float" office:value="31086.1515592177" calcext:value-type="float">
            <text:p>31.086,15</text:p>
          </table:table-cell>
          <table:table-cell table:style-name="ce3" table:formula="of:=[.F31]+[.E32]" office:value-type="float" office:value="435321.235164265" calcext:value-type="float">
            <text:p>435.321,24</text:p>
          </table:table-cell>
          <table:table-cell/>
          <table:table-cell table:style-name="Default"/>
          <table:table-cell table:style-name="ce3" table:formula="of:=[.I31]+([.I31]*[.$I$2])" office:value-type="float" office:value="2400" calcext:value-type="float">
            <text:p>2.400,00</text:p>
          </table:table-cell>
          <table:table-cell table:style-name="ce3" table:formula="of:=[.J31]+[.I32]" office:value-type="float" office:value="36000" calcext:value-type="float">
            <text:p>36.000,00</text:p>
          </table:table-cell>
          <table:table-cell/>
          <table:table-cell table:style-name="Default"/>
          <table:table-cell table:style-name="ce3" table:formula="of:=[.M31]+([.M31]*[.$M$2])" office:value-type="float" office:value="51758.1904210522" calcext:value-type="float">
            <text:p>51.758,19</text:p>
          </table:table-cell>
          <table:table-cell table:style-name="ce3" table:formula="of:=[.N31]+[.M32]" office:value-type="float" office:value="636422.494979182" calcext:value-type="float">
            <text:p>636.422,49</text:p>
          </table:table-cell>
          <table:table-cell table:style-name="ce3"/>
          <table:table-cell table:formula="of:=[.P31]+([.P31]*[.$P$2])" office:value-type="float" office:value="6469.77380263153" calcext:value-type="float">
            <text:p>6.469,77</text:p>
          </table:table-cell>
          <table:table-cell table:style-name="ce3" table:formula="of:=[.Q31]+([.Q31]*[.$P$2])" office:value-type="float" office:value="77637.2856315783" calcext:value-type="float">
            <text:p>77.637,29</text:p>
          </table:table-cell>
          <table:table-cell table:style-name="ce3" table:formula="of:=[.Q32]+[.R31]" office:value-type="float" office:value="954633.742468773" calcext:value-type="float">
            <text:p>954.633,74</text:p>
          </table:table-cell>
          <table:table-cell table:style-name="ce3"/>
          <table:table-cell/>
          <table:table-cell table:formula="of:=SUM([.E32];[.I32];[.M32])-[.Q32]" office:value-type="float" office:value="7607.05634869165" calcext:value-type="float">
            <text:p>7.607,06</text:p>
          </table:table-cell>
          <table:table-cell table:formula="of:=SUM([.F32];[.J32];[.N32])-[.R32]" office:value-type="float" office:value="153109.987674674" calcext:value-type="float">
            <text:p>153.109,99</text:p>
          </table:table-cell>
          <table:table-cell table:number-columns-repeated="1635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Default"/>
          <table:table-cell table:style-name="ce3" table:formula="of:=[.E32]+([.E32]*[.$E$2])" office:value-type="float" office:value="31397.0130748099" calcext:value-type="float">
            <text:p>31.397,01</text:p>
          </table:table-cell>
          <table:table-cell table:style-name="ce3" table:formula="of:=[.F32]+[.E33]" office:value-type="float" office:value="466718.248239075" calcext:value-type="float">
            <text:p>466.718,25</text:p>
          </table:table-cell>
          <table:table-cell/>
          <table:table-cell table:style-name="Default"/>
          <table:table-cell table:style-name="ce3" table:formula="of:=[.I32]+([.I32]*[.$I$2])" office:value-type="float" office:value="2400" calcext:value-type="float">
            <text:p>2.400,00</text:p>
          </table:table-cell>
          <table:table-cell table:style-name="ce3" table:formula="of:=[.J32]+[.I33]" office:value-type="float" office:value="38400" calcext:value-type="float">
            <text:p>38.400,00</text:p>
          </table:table-cell>
          <table:table-cell/>
          <table:table-cell table:style-name="Default"/>
          <table:table-cell table:style-name="ce3" table:formula="of:=[.M32]+([.M32]*[.$M$2])" office:value-type="float" office:value="53310.9361336838" calcext:value-type="float">
            <text:p>53.310,94</text:p>
          </table:table-cell>
          <table:table-cell table:style-name="ce3" table:formula="of:=[.N32]+[.M33]" office:value-type="float" office:value="689733.431112866" calcext:value-type="float">
            <text:p>689.733,43</text:p>
          </table:table-cell>
          <table:table-cell table:style-name="ce3"/>
          <table:table-cell table:formula="of:=[.P32]+([.P32]*[.$P$2])" office:value-type="float" office:value="6663.86701671047" calcext:value-type="float">
            <text:p>6.663,87</text:p>
          </table:table-cell>
          <table:table-cell table:style-name="ce3" table:formula="of:=[.Q32]+([.Q32]*[.$P$2])" office:value-type="float" office:value="79966.4042005256" calcext:value-type="float">
            <text:p>79.966,40</text:p>
          </table:table-cell>
          <table:table-cell table:style-name="ce3" table:formula="of:=[.Q33]+[.R32]" office:value-type="float" office:value="1034600.1466693" calcext:value-type="float">
            <text:p>1.034.600,15</text:p>
          </table:table-cell>
          <table:table-cell table:style-name="ce3"/>
          <table:table-cell/>
          <table:table-cell table:formula="of:=SUM([.E33];[.I33];[.M33])-[.Q33]" office:value-type="float" office:value="7141.54500796803" calcext:value-type="float">
            <text:p>7.141,55</text:p>
          </table:table-cell>
          <table:table-cell table:formula="of:=SUM([.F33];[.J33];[.N33])-[.R33]" office:value-type="float" office:value="160251.532682642" calcext:value-type="float">
            <text:p>160.251,53</text:p>
          </table:table-cell>
          <table:table-cell table:number-columns-repeated="1635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Default"/>
          <table:table-cell table:style-name="ce3" table:formula="of:=[.E33]+([.E33]*[.$E$2])" office:value-type="float" office:value="31710.983205558" calcext:value-type="float">
            <text:p>31.710,98</text:p>
          </table:table-cell>
          <table:table-cell table:style-name="ce3" table:formula="of:=[.F33]+[.E34]" office:value-type="float" office:value="498429.231444633" calcext:value-type="float">
            <text:p>498.429,23</text:p>
          </table:table-cell>
          <table:table-cell/>
          <table:table-cell table:style-name="Default"/>
          <table:table-cell table:style-name="ce3" table:formula="of:=[.I33]+([.I33]*[.$I$2])" office:value-type="float" office:value="2400" calcext:value-type="float">
            <text:p>2.400,00</text:p>
          </table:table-cell>
          <table:table-cell table:style-name="ce3" table:formula="of:=[.J33]+[.I34]" office:value-type="float" office:value="40800" calcext:value-type="float">
            <text:p>40.800,00</text:p>
          </table:table-cell>
          <table:table-cell/>
          <table:table-cell table:style-name="Default"/>
          <table:table-cell table:style-name="ce3" table:formula="of:=[.M33]+([.M33]*[.$M$2])" office:value-type="float" office:value="54910.2642176943" calcext:value-type="float">
            <text:p>54.910,26</text:p>
          </table:table-cell>
          <table:table-cell table:style-name="ce3" table:formula="of:=[.N33]+[.M34]" office:value-type="float" office:value="744643.69533056" calcext:value-type="float">
            <text:p>744.643,70</text:p>
          </table:table-cell>
          <table:table-cell table:style-name="ce3"/>
          <table:table-cell table:formula="of:=[.P33]+([.P33]*[.$P$2])" office:value-type="float" office:value="6863.78302721178" calcext:value-type="float">
            <text:p>6.863,78</text:p>
          </table:table-cell>
          <table:table-cell table:style-name="ce3" table:formula="of:=[.Q33]+([.Q33]*[.$P$2])" office:value-type="float" office:value="82365.3963265414" calcext:value-type="float">
            <text:p>82.365,40</text:p>
          </table:table-cell>
          <table:table-cell table:style-name="ce3" table:formula="of:=[.Q34]+[.R33]" office:value-type="float" office:value="1116965.54299584" calcext:value-type="float">
            <text:p>1.116.965,54</text:p>
          </table:table-cell>
          <table:table-cell table:style-name="ce3"/>
          <table:table-cell/>
          <table:table-cell table:formula="of:=SUM([.E34];[.I34];[.M34])-[.Q34]" office:value-type="float" office:value="6655.85109671089" calcext:value-type="float">
            <text:p>6.655,85</text:p>
          </table:table-cell>
          <table:table-cell table:formula="of:=SUM([.F34];[.J34];[.N34])-[.R34]" office:value-type="float" office:value="166907.383779353" calcext:value-type="float">
            <text:p>166.907,38</text:p>
          </table:table-cell>
          <table:table-cell table:number-columns-repeated="163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Default"/>
          <table:table-cell table:style-name="ce3" table:formula="of:=[.E34]+([.E34]*[.$E$2])" office:value-type="float" office:value="32028.0930376136" calcext:value-type="float">
            <text:p>32.028,09</text:p>
          </table:table-cell>
          <table:table-cell table:style-name="ce3" table:formula="of:=[.F34]+[.E35]" office:value-type="float" office:value="530457.324482246" calcext:value-type="float">
            <text:p>530.457,32</text:p>
          </table:table-cell>
          <table:table-cell/>
          <table:table-cell table:style-name="Default"/>
          <table:table-cell table:style-name="ce3" table:formula="of:=[.I34]+([.I34]*[.$I$2])" office:value-type="float" office:value="2400" calcext:value-type="float">
            <text:p>2.400,00</text:p>
          </table:table-cell>
          <table:table-cell table:style-name="ce3" table:formula="of:=[.J34]+[.I35]" office:value-type="float" office:value="43200" calcext:value-type="float">
            <text:p>43.200,00</text:p>
          </table:table-cell>
          <table:table-cell/>
          <table:table-cell table:style-name="Default"/>
          <table:table-cell table:style-name="ce3" table:formula="of:=[.M34]+([.M34]*[.$M$2])" office:value-type="float" office:value="56557.5721442251" calcext:value-type="float">
            <text:p>56.557,57</text:p>
          </table:table-cell>
          <table:table-cell table:style-name="ce3" table:formula="of:=[.N34]+[.M35]" office:value-type="float" office:value="801201.267474785" calcext:value-type="float">
            <text:p>801.201,27</text:p>
          </table:table-cell>
          <table:table-cell table:style-name="ce3"/>
          <table:table-cell table:formula="of:=[.P34]+([.P34]*[.$P$2])" office:value-type="float" office:value="7069.69651802814" calcext:value-type="float">
            <text:p>7.069,70</text:p>
          </table:table-cell>
          <table:table-cell table:style-name="ce3" table:formula="of:=[.Q34]+([.Q34]*[.$P$2])" office:value-type="float" office:value="84836.3582163376" calcext:value-type="float">
            <text:p>84.836,36</text:p>
          </table:table-cell>
          <table:table-cell table:style-name="ce3" table:formula="of:=[.Q35]+[.R34]" office:value-type="float" office:value="1201801.90121218" calcext:value-type="float">
            <text:p>1.201.801,90</text:p>
          </table:table-cell>
          <table:table-cell table:style-name="ce3"/>
          <table:table-cell/>
          <table:table-cell table:formula="of:=SUM([.E35];[.I35];[.M35])-[.Q35]" office:value-type="float" office:value="6149.30696550105" calcext:value-type="float">
            <text:p>6.149,31</text:p>
          </table:table-cell>
          <table:table-cell table:formula="of:=SUM([.F35];[.J35];[.N35])-[.R35]" office:value-type="float" office:value="173056.690744854" calcext:value-type="float">
            <text:p>173.056,69</text:p>
          </table:table-cell>
          <table:table-cell table:number-columns-repeated="163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Default"/>
          <table:table-cell table:style-name="ce3" table:formula="of:=[.E35]+([.E35]*[.$E$2])" office:value-type="float" office:value="32348.3739679897" calcext:value-type="float">
            <text:p>32.348,37</text:p>
          </table:table-cell>
          <table:table-cell table:style-name="ce3" table:formula="of:=[.F35]+[.E36]" office:value-type="float" office:value="562805.698450236" calcext:value-type="float">
            <text:p>562.805,70</text:p>
          </table:table-cell>
          <table:table-cell/>
          <table:table-cell table:style-name="Default"/>
          <table:table-cell table:style-name="ce3" table:formula="of:=[.I35]+([.I35]*[.$I$2])" office:value-type="float" office:value="2400" calcext:value-type="float">
            <text:p>2.400,00</text:p>
          </table:table-cell>
          <table:table-cell table:style-name="ce3" table:formula="of:=[.J35]+[.I36]" office:value-type="float" office:value="45600" calcext:value-type="float">
            <text:p>45.600,00</text:p>
          </table:table-cell>
          <table:table-cell/>
          <table:table-cell table:style-name="Default"/>
          <table:table-cell table:style-name="ce3" table:formula="of:=[.M35]+([.M35]*[.$M$2])" office:value-type="float" office:value="58254.2993085519" calcext:value-type="float">
            <text:p>58.254,30</text:p>
          </table:table-cell>
          <table:table-cell table:style-name="ce3" table:formula="of:=[.N35]+[.M36]" office:value-type="float" office:value="859455.566783337" calcext:value-type="float">
            <text:p>859.455,57</text:p>
          </table:table-cell>
          <table:table-cell table:style-name="ce3"/>
          <table:table-cell table:formula="of:=[.P35]+([.P35]*[.$P$2])" office:value-type="float" office:value="7281.78741356898" calcext:value-type="float">
            <text:p>7.281,79</text:p>
          </table:table-cell>
          <table:table-cell table:style-name="ce3" table:formula="of:=[.Q35]+([.Q35]*[.$P$2])" office:value-type="float" office:value="87381.4489628278" calcext:value-type="float">
            <text:p>87.381,45</text:p>
          </table:table-cell>
          <table:table-cell table:style-name="ce3" table:formula="of:=[.Q36]+[.R35]" office:value-type="float" office:value="1289183.35017501" calcext:value-type="float">
            <text:p>1.289.183,35</text:p>
          </table:table-cell>
          <table:table-cell table:style-name="ce3"/>
          <table:table-cell/>
          <table:table-cell table:formula="of:=SUM([.E36];[.I36];[.M36])-[.Q36]" office:value-type="float" office:value="5621.22431371381" calcext:value-type="float">
            <text:p>5.621,22</text:p>
          </table:table-cell>
          <table:table-cell table:formula="of:=SUM([.F36];[.J36];[.N36])-[.R36]" office:value-type="float" office:value="178677.915058568" calcext:value-type="float">
            <text:p>178.677,92</text:p>
          </table:table-cell>
          <table:table-cell table:number-columns-repeated="163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Default"/>
          <table:table-cell table:style-name="ce3" table:formula="of:=[.E36]+([.E36]*[.$E$2])" office:value-type="float" office:value="32671.8577076696" calcext:value-type="float">
            <text:p>32.671,86</text:p>
          </table:table-cell>
          <table:table-cell table:style-name="ce3" table:formula="of:=[.F36]+[.E37]" office:value-type="float" office:value="595477.556157905" calcext:value-type="float">
            <text:p>595.477,56</text:p>
          </table:table-cell>
          <table:table-cell/>
          <table:table-cell table:style-name="Default"/>
          <table:table-cell table:style-name="ce3" table:formula="of:=[.I36]+([.I36]*[.$I$2])" office:value-type="float" office:value="2400" calcext:value-type="float">
            <text:p>2.400,00</text:p>
          </table:table-cell>
          <table:table-cell table:style-name="ce3" table:formula="of:=[.J36]+[.I37]" office:value-type="float" office:value="48000" calcext:value-type="float">
            <text:p>48.000,00</text:p>
          </table:table-cell>
          <table:table-cell/>
          <table:table-cell table:style-name="Default"/>
          <table:table-cell table:style-name="ce3" table:formula="of:=[.M36]+([.M36]*[.$M$2])" office:value-type="float" office:value="60001.9282878084" calcext:value-type="float">
            <text:p>60.001,93</text:p>
          </table:table-cell>
          <table:table-cell table:style-name="ce3" table:formula="of:=[.N36]+[.M37]" office:value-type="float" office:value="919457.495071146" calcext:value-type="float">
            <text:p>919.457,50</text:p>
          </table:table-cell>
          <table:table-cell table:style-name="ce3"/>
          <table:table-cell table:formula="of:=[.P36]+([.P36]*[.$P$2])" office:value-type="float" office:value="7500.24103597605" calcext:value-type="float">
            <text:p>7.500,24</text:p>
          </table:table-cell>
          <table:table-cell table:style-name="ce3" table:formula="of:=[.Q36]+([.Q36]*[.$P$2])" office:value-type="float" office:value="90002.8924317126" calcext:value-type="float">
            <text:p>90.002,89</text:p>
          </table:table-cell>
          <table:table-cell table:style-name="ce3" table:formula="of:=[.Q37]+[.R36]" office:value-type="float" office:value="1379186.24260672" calcext:value-type="float">
            <text:p>1.379.186,24</text:p>
          </table:table-cell>
          <table:table-cell table:style-name="ce3"/>
          <table:table-cell/>
          <table:table-cell table:formula="of:=SUM([.E37];[.I37];[.M37])-[.Q37]" office:value-type="float" office:value="5070.89356376545" calcext:value-type="float">
            <text:p>5.070,89</text:p>
          </table:table-cell>
          <table:table-cell table:formula="of:=SUM([.F37];[.J37];[.N37])-[.R37]" office:value-type="float" office:value="183748.808622333" calcext:value-type="float">
            <text:p>183.748,81</text:p>
          </table:table-cell>
          <table:table-cell table:number-columns-repeated="163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Default"/>
          <table:table-cell table:style-name="ce3" table:formula="of:=[.E37]+([.E37]*[.$E$2])" office:value-type="float" office:value="32998.5762847463" calcext:value-type="float">
            <text:p>32.998,58</text:p>
          </table:table-cell>
          <table:table-cell table:style-name="ce3" table:formula="of:=[.F37]+[.E38]" office:value-type="float" office:value="628476.132442652" calcext:value-type="float">
            <text:p>628.476,13</text:p>
          </table:table-cell>
          <table:table-cell/>
          <table:table-cell table:style-name="Default"/>
          <table:table-cell table:style-name="ce3" table:formula="of:=[.I37]+([.I37]*[.$I$2])" office:value-type="float" office:value="2400" calcext:value-type="float">
            <text:p>2.400,00</text:p>
          </table:table-cell>
          <table:table-cell table:style-name="ce3" table:formula="of:=[.J37]+[.I38]" office:value-type="float" office:value="50400" calcext:value-type="float">
            <text:p>50.400,00</text:p>
          </table:table-cell>
          <table:table-cell/>
          <table:table-cell table:style-name="Default"/>
          <table:table-cell table:style-name="ce3" table:formula="of:=[.M37]+([.M37]*[.$M$2])" office:value-type="float" office:value="61801.9861364427" calcext:value-type="float">
            <text:p>61.801,99</text:p>
          </table:table-cell>
          <table:table-cell table:style-name="ce3" table:formula="of:=[.N37]+[.M38]" office:value-type="float" office:value="981259.481207588" calcext:value-type="float">
            <text:p>981.259,48</text:p>
          </table:table-cell>
          <table:table-cell table:style-name="ce3"/>
          <table:table-cell table:formula="of:=[.P37]+([.P37]*[.$P$2])" office:value-type="float" office:value="7725.24826705533" calcext:value-type="float">
            <text:p>7.725,25</text:p>
          </table:table-cell>
          <table:table-cell table:style-name="ce3" table:formula="of:=[.Q37]+([.Q37]*[.$P$2])" office:value-type="float" office:value="92702.979204664" calcext:value-type="float">
            <text:p>92.702,98</text:p>
          </table:table-cell>
          <table:table-cell table:style-name="ce3" table:formula="of:=[.Q38]+[.R37]" office:value-type="float" office:value="1471889.22181138" calcext:value-type="float">
            <text:p>1.471.889,22</text:p>
          </table:table-cell>
          <table:table-cell table:style-name="ce3"/>
          <table:table-cell/>
          <table:table-cell table:formula="of:=SUM([.E38];[.I38];[.M38])-[.Q38]" office:value-type="float" office:value="4497.583216525" calcext:value-type="float">
            <text:p>4.497,58</text:p>
          </table:table-cell>
          <table:table-cell table:formula="of:=SUM([.F38];[.J38];[.N38])-[.R38]" office:value-type="float" office:value="188246.391838858" calcext:value-type="float">
            <text:p>188.246,39</text:p>
          </table:table-cell>
          <table:table-cell table:number-columns-repeated="1635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Default"/>
          <table:table-cell table:style-name="ce3" table:formula="of:=[.E38]+([.E38]*[.$E$2])" office:value-type="float" office:value="33328.5620475938" calcext:value-type="float">
            <text:p>33.328,56</text:p>
          </table:table-cell>
          <table:table-cell table:style-name="ce3" table:formula="of:=[.F38]+[.E39]" office:value-type="float" office:value="661804.694490245" calcext:value-type="float">
            <text:p>661.804,69</text:p>
          </table:table-cell>
          <table:table-cell/>
          <table:table-cell table:style-name="Default"/>
          <table:table-cell table:style-name="ce3" table:formula="of:=[.I38]+([.I38]*[.$I$2])" office:value-type="float" office:value="2400" calcext:value-type="float">
            <text:p>2.400,00</text:p>
          </table:table-cell>
          <table:table-cell table:style-name="ce3" table:formula="of:=[.J38]+[.I39]" office:value-type="float" office:value="52800" calcext:value-type="float">
            <text:p>52.800,00</text:p>
          </table:table-cell>
          <table:table-cell/>
          <table:table-cell table:style-name="Default"/>
          <table:table-cell table:style-name="ce3" table:formula="of:=[.M38]+([.M38]*[.$M$2])" office:value-type="float" office:value="63656.0457205359" calcext:value-type="float">
            <text:p>63.656,05</text:p>
          </table:table-cell>
          <table:table-cell table:style-name="ce3" table:formula="of:=[.N38]+[.M39]" office:value-type="float" office:value="1044915.52692812" calcext:value-type="float">
            <text:p>1.044.915,53</text:p>
          </table:table-cell>
          <table:table-cell table:style-name="ce3"/>
          <table:table-cell table:formula="of:=[.P38]+([.P38]*[.$P$2])" office:value-type="float" office:value="7957.00571506699" calcext:value-type="float">
            <text:p>7.957,01</text:p>
          </table:table-cell>
          <table:table-cell table:style-name="ce3" table:formula="of:=[.Q38]+([.Q38]*[.$P$2])" office:value-type="float" office:value="95484.0685808039" calcext:value-type="float">
            <text:p>95.484,07</text:p>
          </table:table-cell>
          <table:table-cell table:style-name="ce3" table:formula="of:=[.Q39]+[.R38]" office:value-type="float" office:value="1567373.29039219" calcext:value-type="float">
            <text:p>1.567.373,29</text:p>
          </table:table-cell>
          <table:table-cell table:style-name="ce3"/>
          <table:table-cell/>
          <table:table-cell table:formula="of:=SUM([.E39];[.I39];[.M39])-[.Q39]" office:value-type="float" office:value="3900.53918732583" calcext:value-type="float">
            <text:p>3.900,54</text:p>
          </table:table-cell>
          <table:table-cell table:formula="of:=SUM([.F39];[.J39];[.N39])-[.R39]" office:value-type="float" office:value="192146.931026184" calcext:value-type="float">
            <text:p>192.146,93</text:p>
          </table:table-cell>
          <table:table-cell table:number-columns-repeated="163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Default"/>
          <table:table-cell table:style-name="ce3" table:formula="of:=[.E39]+([.E39]*[.$E$2])" office:value-type="float" office:value="33661.8476680697" calcext:value-type="float">
            <text:p>33.661,85</text:p>
          </table:table-cell>
          <table:table-cell table:style-name="ce3" table:formula="of:=[.F39]+[.E40]" office:value-type="float" office:value="695466.542158315" calcext:value-type="float">
            <text:p>695.466,54</text:p>
          </table:table-cell>
          <table:table-cell/>
          <table:table-cell table:style-name="Default"/>
          <table:table-cell table:style-name="ce3" table:formula="of:=[.I39]+([.I39]*[.$I$2])" office:value-type="float" office:value="2400" calcext:value-type="float">
            <text:p>2.400,00</text:p>
          </table:table-cell>
          <table:table-cell table:style-name="ce3" table:formula="of:=[.J39]+[.I40]" office:value-type="float" office:value="55200" calcext:value-type="float">
            <text:p>55.200,00</text:p>
          </table:table-cell>
          <table:table-cell/>
          <table:table-cell table:style-name="Default"/>
          <table:table-cell table:style-name="ce3" table:formula="of:=[.M39]+([.M39]*[.$M$2])" office:value-type="float" office:value="65565.727092152" calcext:value-type="float">
            <text:p>65.565,73</text:p>
          </table:table-cell>
          <table:table-cell table:style-name="ce3" table:formula="of:=[.N39]+[.M40]" office:value-type="float" office:value="1110481.25402028" calcext:value-type="float">
            <text:p>1.110.481,25</text:p>
          </table:table-cell>
          <table:table-cell table:style-name="ce3"/>
          <table:table-cell table:formula="of:=[.P39]+([.P39]*[.$P$2])" office:value-type="float" office:value="8195.715886519" calcext:value-type="float">
            <text:p>8.195,72</text:p>
          </table:table-cell>
          <table:table-cell table:style-name="ce3" table:formula="of:=[.Q39]+([.Q39]*[.$P$2])" office:value-type="float" office:value="98348.590638228" calcext:value-type="float">
            <text:p>98.348,59</text:p>
          </table:table-cell>
          <table:table-cell table:style-name="ce3" table:formula="of:=[.Q40]+[.R39]" office:value-type="float" office:value="1665721.88103041" calcext:value-type="float">
            <text:p>1.665.721,88</text:p>
          </table:table-cell>
          <table:table-cell table:style-name="ce3"/>
          <table:table-cell/>
          <table:table-cell table:formula="of:=SUM([.E40];[.I40];[.M40])-[.Q40]" office:value-type="float" office:value="3278.98412199374" calcext:value-type="float">
            <text:p>3.278,98</text:p>
          </table:table-cell>
          <table:table-cell table:formula="of:=SUM([.F40];[.J40];[.N40])-[.R40]" office:value-type="float" office:value="195425.915148177" calcext:value-type="float">
            <text:p>195.425,92</text:p>
          </table:table-cell>
          <table:table-cell table:number-columns-repeated="16353"/>
        </table:table-row>
        <table:table-row table:style-name="ro1" table:number-rows-repeated="1048535">
          <table:table-cell table:number-columns-repeated="16375"/>
        </table:table-row>
        <table:table-row table:style-name="ro1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33:14.232131537</meta:creation-date>
    <meta:generator>LibreOffice/7.4.7.2$Linux_X86_64 LibreOffice_project/40$Build-2</meta:generator>
    <dc:date>2025-06-15T22:12:46.465122873</dc:date>
    <meta:editing-duration>PT5H23M4S</meta:editing-duration>
    <meta:editing-cycles>18</meta:editing-cycles>
    <dc:creator>steffen</dc:creator>
    <meta:document-statistic meta:table-count="1" meta:cell-count="427" meta:object-count="0"/>
  </office:meta>
</office:document-meta>
</file>